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4.9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16.2cm"/>
    </style:style>
    <style:style style:name="pr9" style:family="presentation" style:parent-style-name="Default-subtitle">
      <style:graphic-properties draw:fill-color="#ffffff" fo:min-height="17.935cm"/>
    </style:style>
    <style:style style:name="pr10" style:family="presentation" style:parent-style-name="Default-outline1" style:list-style-name="L3">
      <style:graphic-properties fo:min-height="13.609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'Liberation Mono'" style:font-family-generic="modern" style:font-pitch="fixed" fo:font-size="24pt" style:font-size-asian="24pt" style:font-size-complex="24pt"/>
    </style:style>
    <style:style style:name="P4" style:family="paragraph">
      <style:text-properties fo:font-family="'Liberation Mono'" style:font-family-generic="modern" style:font-pitch="fixed" fo:font-weight="bold" style:font-weight-asian="bold" style:font-weight-complex="bold"/>
    </style:style>
    <style:style style:name="P5" style:family="paragraph">
      <style:text-properties fo:font-family="'Liberation Mono'" style:font-family-generic="modern" style:font-pitch="fixed"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fo:font-family="'Liberation Mono'" style:font-family-generic="modern" style:font-pitch="fixed" fo:font-size="24pt" style:font-size-asian="24pt" style:font-size-complex="24pt"/>
    </style:style>
    <style:style style:name="T6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9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10" style:family="text">
      <style:text-properties style:text-position="super 58%" fo:font-family="'Liberation Mono'" style:font-family-generic="modern" style:font-pitch="fixed" fo:font-weight="normal" style:font-weight-asian="normal" style:font-weight-complex="normal"/>
    </style:style>
    <style:style style:name="T11" style:family="text">
      <style:text-properties fo:font-family="'Liberation Mono'" style:font-family-generic="modern" style:font-pitch="fixed"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position="0% 100%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979cm" svg:x="1.4cm" svg:y="2.4cm" presentation:class="title" presentation:user-transformed="true">
          <draw:text-box>
            <text:p>FUNCTIONAL<text:line-break/>PROGRAMMING<text:line-break/>WITH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al programming</text:p>
          </draw:text-box>
        </draw:frame>
        <draw:frame presentation:style-name="pr4" draw:layer="layout" svg:width="25.199cm" svg:height="12.573cm" svg:x="1.4cm" svg:y="6.2cm" presentation:class="outline" presentation:user-transformed="true">
          <draw:text-box>
            <text:list text:style-name="L2">
              <text:list-item>
                <text:p>Programming paradigm that treats computation as evaluation of mathematical functions<text:span text:style-name="T1">[1]</text:span></text:p>
              </text:list-item>
              <text:list-item>
                <text:p>Avoids state</text:p>
              </text:list-item>
              <text:list-item>
                <text:p>Avoids mutable data (sometimes)</text:p>
              </text:list-item>
              <text:list-item>
                <text:p>Declare what things <text:span text:style-name="T2">are</text:span><text:span text:style-name="T3">, not what to </text:span><text:span text:style-name="T2">do</text:span><text:span text:style-name="T4">[2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racteristics of F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igher order functions</text:p>
              </text:list-item>
              <text:list-item>
                <text:p>Lambda</text:p>
              </text:list-item>
              <text:list-item>
                <text:p>Partial application a.k.a. “currying”</text:p>
              </text:list-item>
              <text:list-item>
                <text:p>Function composition: <text:span text:style-name="T2">(g ○ f)(x) = g(f(x))</text:span></text:p>
              </text:list-item>
              <text:list-item>
                <text:p>Iteration via recursion</text:p>
              </text:list-item>
              <text:list-item>
                <text:p>Pure functions (no side effects)</text:p>
              </text:list-item>
              <text:list-item>
                <text:p>Strong type-checking and type inference</text:p>
              </text:list-item>
              <text:list-item>
                <text:p>Lazi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al languag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Haskell</text:p>
              </text:list-item>
              <text:list-item>
                <text:p>Lisp (Common Lisp, Scheme, Clojure)</text:p>
              </text:list-item>
              <text:list-item>
                <text:p>Erlang</text:p>
              </text:list-item>
              <text:list-item>
                <text:p>OCaml</text:p>
              </text:list-item>
              <text:list-item>
                <text:p>F#</text:p>
              </text:list-item>
              <text:list-item>
                <text:p>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functional programm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asier to reason about code</text:p>
              </text:list-item>
              <text:list-item>
                <text:p>Lack of side-effects aids debugging</text:p>
              </text:list-item>
              <text:list-item>
                <text:p>Strong type systems complain when asked to do something that doesn't make sense</text:p>
              </text:list-item>
              <text:list-item>
                <text:p>Pure functions can be parallelised, memoised</text:p>
              </text:list-item>
              <text:list-item>
                <text:p>Lazi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13.86cm" svg:x="1.4cm" svg:y="4.914cm" presentation:class="outline">
          <draw:text-box>
            <text:p text:style-name="P1"><text:span text:style-name="T5">HASKELL</text:span></text:p>
            <text:p text:style-name="P2"><text:span text:style-name="T5">factorial :: Integer -&gt; Integer</text:span></text:p>
            <text:p text:style-name="P2"><text:span text:style-name="T5">factorial 0 = 1</text:span></text:p>
            <text:p text:style-name="P2"><text:span text:style-name="T5">factorial n = n * factorial (n - 1)</text:span></text:p>
            <text:p text:style-name="P2"><text:span text:style-name="T5"/></text:p>
            <text:p text:style-name="P1"><text:span text:style-name="T5">SCHEME</text:span></text:p>
            <text:p text:style-name="P2"><text:span text:style-name="T5"><text:s/></text:span><text:span text:style-name="T5">(defun factorial (n &amp;optional (acc 1))</text:span></text:p>
            <text:p text:style-name="P2"><text:span text:style-name="T5"><text:s text:c="3"/></text:span><text:span text:style-name="T5">(if (&lt;= n 1)</text:span></text:p>
            <text:p text:style-name="P2"><text:span text:style-name="T5"><text:s text:c="7"/></text:span><text:span text:style-name="T5">acc</text:span></text:p>
            <text:p text:style-name="P2"><text:span text:style-name="T5"><text:s text:c="7"/></text:span><text:span text:style-name="T5">(factorial (- n 1) (* acc n))))</text:span></text:p>
            <text:p text:style-name="P2"><text:span text:style-name="T5"/></text:p>
            <text:p text:style-name="P2"><text:span text:style-name="T5"/></text:p>
          </draw:text-box>
        </draw:frame>
        <draw:frame presentation:style-name="pr7" draw:layer="layout" svg:width="25.199cm" svg:height="3.506cm" svg:x="1.4cm" svg:y="0.837cm" presentation:class="title">
          <draw:text-box>
            <text:p>What does FP look like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language<text:span text:style-name="T1">[3]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igher order, first class, lambda functions</text:p>
              </text:list-item>
              <text:list-item>
                <text:p>Functions can be pure</text:p>
              </text:list-item>
              <text:list-item>
                <text:p>Recursion</text:p>
              </text:list-item>
              <text:list-item>
                <text:p>List (and other) comprehensions (since 2.0)</text:p>
              </text:list-item>
              <text:list-item>
                <text:p>Laziness and infinite data via gen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language (cont.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o tail call optimisation</text:p>
                <text:list>
                  <text:list-item>
                    <text:p>recursion must either terminate or blow the stack</text:p>
                  </text:list-item>
                  <text:list-item>
                    <text:p>by decree of BDFL<text:span text:style-name="T1">[4]</text:span></text:p>
                  </text:list-item>
                </text:list>
              </text:list-item>
              <text:list-item>
                <text:p>No type checking</text:p>
              </text:list-item>
              <text:list-item>
                <text:p>No type inference</text:p>
              </text:list-item>
              <text:list-item>
                <text:p>No pattern matching</text:p>
              </text:list-item>
              <text:list-item>
                <text:p>No <text:span text:style-name="T6">do</text:span><text:span text:style-name="T7"> notation</text:span></text:p>
                <text:list>
                  <text:list-item>
                    <text:p><text:span text:style-name="T7">more on this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Standard Librar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map, filter</text:span></text:p>
                <text:list>
                  <text:list-item>
                    <text:p><text:span text:style-name="T8">lazy from 3.0; </text:span><text:span text:style-name="T9">itertools</text:span><text:span text:style-name="T8"> provides lazy versions</text:span></text:p>
                  </text:list-item>
                </text:list>
              </text:list-item>
              <text:list-item>
                <text:p><text:span text:style-name="T6">reduce</text:span><text:span text:style-name="T8"> (left fold)</text:span></text:p>
                <text:list>
                  <text:list-item>
                    <text:p><text:span text:style-name="T8">removed in 3.0; lives on as </text:span><text:span text:style-name="T6">functools.reduce</text:span></text:p>
                  </text:list-item>
                  <text:list-item>
                    <text:p><text:span text:style-name="T8">BDFL also wanted to remove </text:span><text:span text:style-name="T9">map</text:span><text:span text:style-name="T8">, </text:span><text:span text:style-name="T9">filter</text:span><text:span text:style-name="T10">[5]</text:span></text:p>
                  </text:list-item>
                </text:list>
              </text:list-item>
              <text:list-item>
                <text:p><text:span text:style-name="T6">operator</text:span><text:span text:style-name="T8"> module</text:span></text:p>
              </text:list-item>
              <text:list-item>
                <text:p><text:span text:style-name="T6">functools.parti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functional</text:span> module<text:span text:style-name="T10">[6]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partial</text:span> (same as <text:span text:style-name="T6">functools.partial</text:span>)</text:p>
              </text:list-item>
              <text:list-item>
                <text:p><text:span text:style-name="T6">foldl</text:span> and <text:span text:style-name="T6">foldr</text:span></text:p>
              </text:list-item>
              <text:list-item>
                <text:p><text:span text:style-name="T6">scanl</text:span> and <text:span text:style-name="T6">scanr</text:span></text:p>
              </text:list-item>
              <text:list-item>
                <text:p><text:span text:style-name="T6">compose</text:span> (function composition)</text:p>
              </text:list-item>
              <text:list-item>
                <text:p>available on Py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6.2cm" svg:x="1.4cm" svg:y="0.8cm" presentation:class="title" presentation:user-transformed="true">
          <draw:text-box>
            <text:p>Examples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9" draw:layer="layout" svg:width="25.199cm" svg:height="17.935cm" svg:x="1.4cm" svg:y="0.837cm" presentation:class="subtitle">
          <draw:text-box>
            <text:p>But first, some theory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s<text:span text:style-name="T1">[7]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ypes that encapsulate context and data</text:p>
              </text:list-item>
              <text:list-item>
                <text:p>Define two operations</text:p>
                <text:list>
                  <text:list-item>
                    <text:p>“return”: put plain value into minimal default context</text:p>
                  </text:list-item>
                  <text:list-item>
                    <text:p>“bind”: according to context, extract value and pass to monadic function</text:p>
                  </text:list-item>
                </text:list>
              </text:list-item>
              <text:list-item>
                <text:p>Can be used for: handling failures, IO, state, nondeterminism, continuations, etc...</text:p>
              </text:list-item>
              <text:list-item>
                <text:p>Can be chained/sequenc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s in Haskell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p text:style-name="P5"><text:span text:style-name="T11">fooA :: Maybe String</text:span></text:p>
            <text:p text:style-name="P5"><text:span text:style-name="T11">fooA = Just 3 <text:s/>&gt;&gt;= (\x -&gt; </text:span></text:p>
            <text:p text:style-name="P5"><text:span text:style-name="T11"><text:s text:c="7"/></text:span><text:span text:style-name="T11">Just "!" &gt;&gt;= (\y -&gt; </text:span></text:p>
            <text:p text:style-name="P5"><text:span text:style-name="T11"><text:s text:c="7"/></text:span><text:span text:style-name="T11">Just (show x ++ y)))</text:span></text:p>
            <text:p text:style-name="P5"><text:span text:style-name="T11"/></text:p>
            <text:p text:style-name="P5"><text:span text:style-name="T11">fooB :: Maybe String <text:s/></text:span></text:p>
            <text:p text:style-name="P5"><text:span text:style-name="T11">fooB = do</text:span></text:p>
            <text:p text:style-name="P5"><text:span text:style-name="T11"><text:s text:c="5"/></text:span><text:span text:style-name="T11">x &lt;- Just 3</text:span></text:p>
            <text:p text:style-name="P5"><text:span text:style-name="T11"><text:s text:c="5"/></text:span><text:span text:style-name="T11">y &lt;- Just “!”</text:span></text:p>
            <text:p text:style-name="P5"><text:span text:style-name="T11"><text:s text:c="5"/></text:span><text:span text:style-name="T11">Just (show x ++ y)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6.2cm" svg:x="1.4cm" svg:y="0.8cm" presentation:class="title" presentation:user-transformed="true">
          <draw:text-box>
            <text:p>Examples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0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2">https://en.wikipedia.org/wiki/Functional_programming</text:span></text:p>
              </text:list-item>
              <text:list-item>
                <text:p><text:span text:style-name="T12">http://learnyouahaskell.com/chapters</text:span></text:p>
              </text:list-item>
              <text:list-item>
                <text:p><text:span text:style-name="T12">http://docs.python.org/index.htm</text:span></text:p>
              </text:list-item>
              <text:list-item>
                <text:p><text:span text:style-name="T12">http://neopythonic.blogspot.com.au/2009/04/tail-recursion-elimination.html</text:span></text:p>
              </text:list-item>
              <text:list-item>
                <text:p><text:span text:style-name="T12">http://www.artima.com/weblogs/viewpost.jsp?thread=98196</text:span></text:p>
              </text:list-item>
              <text:list-item>
                <text:p><text:span text:style-name="T12">http://pypi.python.org/pypi/functional</text:span></text:p>
              </text:list-item>
              <text:list-item>
                <text:p><text:span text:style-name="T12">https://en.wikipedia.org/wiki/Monad_(functional_programmi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7">Fraser Tweedale &lt;frase@frase.id.au&gt;</text:p>
            <text:p text:style-name="P7">OpenPGP 0x4111E1E2</text:p>
            <text:p text:style-name="P7">https://gitorious.org/~frasertweedale</text:p>
            <text:p text:style-name="P7">@hackuador (identi.ca, twitter)</text:p>
            <text:p text:style-name="P7"/>
            <text:p text:style-name="P8">Free Software Brisbane</text:p>
            <text:p text:style-name="P7">free-software-bris@lists.softwarefreedom.com.au</text:p>
            <text:p text:style-name="P7"><text:span text:style-name="T13">http://lists.softwarefreedom.com.au/cgi-bin/mailman/listinfo/free-software-bris</text:span></text:p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ser Tweedale</meta:initial-creator>
    <meta:creation-date>2012-03-03T20:52:13</meta:creation-date>
    <meta:editing-duration>PT1H21M38S</meta:editing-duration>
    <meta:editing-cycles>7</meta:editing-cycles>
    <dc:date>2012-03-07T00:23:29</dc:date>
    <dc:creator>Fraser Tweedale</dc:creator>
    <meta:generator>LibreOffice/3.4$FreeBSD/amd64 LibreOffice_project/340m1$Build-502</meta:generator>
    <meta:document-statistic meta:object-count="85"/>
  </office:meta>
</office:document-meta>
</file>